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ato" svg:font-family="Lato,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language="en" fo:country="US"/>
    </style:style>
    <style:style style:name="T1" style:family="text">
      <style:text-properties fo:font-variant="normal" fo:text-transform="none" fo:color="#2b2b2b" style:font-name="Lato"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34180" text:style-name="L1">
        <text:list-item>
          <text:p text:style-name="P1">Visual Studio – IDE for Visual C++, C#, VB,Visual F# languages. Among the features of the product are: intellisense, automatic code formatting, extensibility, version control tools etc. It compiles the program code; One of the cons of the ide is its cost, though, it has a free version for common use.</text:p>
        </text:list-item>
        <text:list-item>
          <text:p text:style-name="P1">Eclipse – it's free, multi-language IDE, written in Java, supporting languages like Java, PHP, C, C++, Python, Ruby etc.It compiles the code. It's open source;</text:p>
        </text:list-item>
        <text:list-item>
          <text:p text:style-name="P1">NetBeans – An open source program, supporting languages like Java, JavaScript, PHP, Python, Ruby, Groovy, C, C++, Scala, Clojure.It compiles the code.</text:p>
        </text:list-item>
        <text:list-item>
          <text:p text:style-name="P1">CodeBlock- free and open source IDE for C and C++ developpers. It has features like compiling, debigging tools, intelisense etc.</text:p>
        </text:list-item>
        <text:list-item>
          <text:p text:style-name="P1">Aptana Studio – multi-language IDE, has plugins which support languages like PHP, Ruby, Perl, Python. Its features include but are not limited to debigging tool, version control integration, deployment tools, html, css and js code ass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ato" svg:font-family="Lato,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2M17S</meta:editing-duration>
    <meta:editing-cycles>17</meta:editing-cycles>
    <meta:generator>OpenOffice.org/3.3$Win32 OpenOffice.org_project/330m20$Build-9567</meta:generator>
    <dc:date>2015-01-11T18:42:15.17</dc:date>
    <dc:creator>Stoyan Kostov</dc:creator>
    <meta:document-statistic meta:table-count="0" meta:image-count="0" meta:object-count="0" meta:page-count="1" meta:paragraph-count="5" meta:word-count="159" meta:character-count="986"/>
    <meta:user-defined meta:name="Info 1"/>
    <meta:user-defined meta:name="Info 2"/>
    <meta:user-defined meta:name="Info 3"/>
    <meta:user-defined meta:name="Info 4"/>
  </office:meta>
</office:document-meta>
</file>